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000000360D8F03B2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281cm, 10.64cm, 0cm, 4.5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549cm" svg:height="21.2cm" draw:z-index="0"><draw:image xlink:href="Pictures/100000000000048000000360D8F03B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5:28:53.453000000</meta:creation-date>
    <dc:date>2015-04-28T15:31:35.921000000</dc:date>
    <meta:editing-duration>PT2M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0.4$Windows_x86 LibreOffice_project/62ad5818884a2fc2e5780dd45466868d41009ec0</meta:generator>
  </office:meta>
</office:document-meta>
</file>